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4.454cm" fo:min-width="4.91cm" draw:shadow="hidden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1.973cm" fo:min-width="3.565cm" draw:shadow="hidden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 fo:min-height="2.808cm" fo:min-width="3.5cm" draw:shadow="hidden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4.926cm" fo:min-width="7.498cm" draw:shadow="hidden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ed1c24" fo:font-size="14pt" fo:font-weight="bold" fo:background-color="transparent" style:font-size-asian="14pt" style:font-size-complex="14pt"/>
    </style:style>
    <style:style style:name="T4" style:family="text">
      <style:text-properties fo:color="#000000" fo:font-size="14pt" fo:font-weight="bold" style:font-size-asian="14pt" style:font-size-complex="14pt"/>
    </style:style>
    <style:style style:name="T5" style:family="text">
      <style:text-properties fo:color="#ed1c24" fo:font-size="14pt" fo:font-weight="bold" style:font-size-asian="14pt" style:font-size-complex="14pt"/>
    </style:style>
    <style:style style:name="T6" style:family="text">
      <style:text-properties fo:color="#ed1c24" style:text-line-through-style="solid" style:text-line-through-type="single" fo:font-size="14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842cm" svg:height="5.08cm" svg:x="0.508cm" svg:y="2.286cm">
          <text:p text:style-name="P1"><text:span text:style-name="T1">Activities</text:span></text:p>
          <text:p text:style-name="P1"><text:span text:style-name="T2">States</text:span></text:p>
          <text:p text:style-name="P1"><text:span text:style-name="T3">Action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20.066cm" svg:height="1.016cm" svg:x="0.508cm" svg:y="0.254cm">
          <draw:text-box>
            <text:p>ENGINE</text:p>
          </draw:text-box>
        </draw:frame>
        <draw:custom-shape draw:style-name="gr3" draw:text-style-name="P2" draw:layer="layout" svg:width="4.064cm" svg:height="3.556cm" svg:x="8.89cm" svg:y="10.16cm">
          <text:p text:style-name="P1"><text:span text:style-name="T2">BD </text:span></text:p>
          <text:p text:style-name="P1"><text:span text:style-name="T2">Schemes</text:span></text:p>
          <text:p text:style-name="P1"><text:span text:style-name="T2">&amp; Workflow</text:span></text:p>
          <text:p text:style-name="P1"><text:span text:style-name="T2">Proces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4.318cm" svg:height="3.302cm" svg:x="16.764cm" svg:y="2.794cm">
          <text:p text:style-name="P1"><text:span text:style-name="T1">Command</text:span></text:p>
          <text:p text:style-name="P1"><text:span text:style-name="T2">Parameters</text:span></text:p>
          <text:p text:style-name="P1"><text:span text:style-name="T2"/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8.636cm" svg:height="5.588cm" svg:x="6.858cm" svg:y="2.032cm">
          <text:p text:style-name="P1"><text:span text:style-name="T1">Transitions</text:span></text:p>
          <text:p text:style-name="P1"><text:span text:style-name="T2">Command (Parameters)</text:span></text:p>
          <text:p text:style-name="P1"><text:span text:style-name="T2">· Automatic <text:s text:c="12"/></text:span></text:p>
          <text:p text:style-name="P1"><text:span text:style-name="T2"><text:s/></text:span><text:span text:style-name="T2">· Timing <text:s text:c="18"/></text:span></text:p>
          <text:p text:style-name="P1"><text:span text:style-name="T2"><text:s/></text:span><text:span text:style-name="T4">· Conditional Action </text:span><text:span text:style-name="T5"><text:line-break/></text:span><text:span text:style-name="T5"> <text:s text:c="9"/>. ActionProvider (C#)</text:span></text:p>
          <text:p text:style-name="P1"><text:span text:style-name="T5"><text:s text:c="16"/></text:span><text:span text:style-name="T5">. </text:span><text:span text:style-name="T6">Code Action (Designer)</text:span></text:p>
          <text:p text:style-name="P1"><text:span text:style-name="T2"><text:s text:c="10"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svg:stroke-color="#3465a4" draw:fill="solid" draw:fill-color="#729fcf" draw:textarea-horizontal-align="justify" fo:padding-top="0.125cm" fo:padding-bottom="0.125cm" fo:padding-left="0.25cm" fo:padding-right="0.25cm" draw:shadow="visible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f58220" draw:fill="none" draw:fill-gradient-name="Gradient_20_2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2.1$Windows_X86_64 LibreOffice_project/f7f06a8f319e4b62f9bc5095aa112a65d2f3ac89</meta:generator>
    <dc:date>2018-05-11T16:16:24.812000000</dc:date>
    <meta:editing-duration>PT23H46M59S</meta:editing-duration>
    <meta:editing-cycles>7</meta:editing-cycles>
    <meta:document-statistic meta:object-count="28"/>
  </office:meta>
</office:document-meta>
</file>